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986cm" table:align="center"/>
    </style:style>
    <style:style style:name="Table1.A" style:family="table-column">
      <style:table-column-properties style:column-width="16.986cm"/>
    </style:style>
    <style:style style:name="Table1.A1" style:family="table-cell">
      <style:table-cell-properties style:vertical-align="middle"/>
    </style:style>
    <style:style style:name="Table2" style:family="table">
      <style:table-properties style:width="10.636cm" table:align="center"/>
    </style:style>
    <style:style style:name="Table2.A" style:family="table-column">
      <style:table-column-properties style:column-width="10.636cm"/>
    </style:style>
    <style:style style:name="Table2.A1" style:family="table-cell">
      <style:table-cell-properties style:vertical-align="middle"/>
    </style:style>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font-name="Verdana"/>
    </style:style>
    <style:style style:name="P3" style:family="paragraph" style:parent-style-name="Text_20_body">
      <style:paragraph-properties fo:margin-top="0cm" fo:margin-bottom="0cm"/>
      <style:text-properties style:font-name="Verdana" fo:background-color="#ffffff"/>
    </style:style>
    <style:style style:name="P4" style:family="paragraph" style:parent-style-name="Text_20_body">
      <style:paragraph-properties fo:margin-top="0cm" fo:margin-bottom="0cm"/>
      <style:text-properties style:font-name="Verdana" fo:font-weight="bold"/>
    </style:style>
    <style:style style:name="P5" style:family="paragraph" style:parent-style-name="Text_20_body">
      <style:paragraph-properties fo:margin-top="0cm" fo:margin-bottom="0cm"/>
      <style:text-properties fo:color="#444444" style:font-name="Verdana"/>
    </style:style>
    <style:style style:name="P6" style:family="paragraph" style:parent-style-name="Text_20_body">
      <style:paragraph-properties fo:margin-left="0cm" fo:margin-right="0.265cm" fo:margin-top="0cm" fo:margin-bottom="0cm" fo:text-indent="0cm" style:auto-text-indent="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style:font-name="Verdana" fo:font-size="12pt"/>
    </style:style>
    <style:style style:name="T1" style:family="text">
      <style:text-properties style:font-name="Verdana"/>
    </style:style>
    <style:style style:name="T2" style:family="text">
      <style:text-properties style:font-name="Verdana" fo:background-color="#ffffff"/>
    </style:style>
    <style:style style:name="T3" style:family="text">
      <style:text-properties style:font-name="Verdana" fo:font-weight="bold"/>
    </style:style>
    <style:style style:name="T4" style:family="text">
      <style:text-properties fo:background-color="#ffffff"/>
    </style:style>
    <style:style style:name="T5" style:family="text">
      <style:text-properties fo:font-weight="bold"/>
    </style:style>
    <style:style style:name="T6" style:family="text">
      <style:text-properties fo:color="#444444"/>
    </style:style>
    <style:style style:name="T7" style:family="text">
      <style:text-properties fo:color="#444444" style:font-name="Verdan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altek Wi-Fi Direct Programming Guide </text:h>
      <text:p text:style-name="Text_20_body"/>
      <text:section text:style-name="Sect1" text:name="post-body-2553964899698033033">
        <text:p text:style-name="P6"><text:bookmark text:name="aswift_1_expand"/><text:bookmark text:name="aswift_1_anchor"/><text:a xlink:type="simple" xlink:href="http://en.wikipedia.org/wiki/Wi-Fi_Direct"><text:span text:style-name="T2">Wi-Fi Direct</text:span></text:a><text:span text:style-name="T4"> </text:span><text:span text:style-name="T2">(P2P) is the new technology developed by </text:span><text:a xlink:type="simple" xlink:href="http://www.wi-fi.org/"><text:span text:style-name="T2">Wi-Fi Alliance</text:span></text:a><text:span text:style-name="T2">. Wi-Fi Direct is a solution for Wi-Fi device-to-device connectivity. And it is also backward compatible with existing Wi-Fi Certified devices. The following picture is the overview for Wi-Fi Direct architecture of </text:span><text:a xlink:type="simple" xlink:href="http://www.realtek.com/"><text:span text:style-name="T2">Realtek</text:span></text:a><text:span text:style-name="T4"> </text:span><text:span text:style-name="T2">Linux Wi-Fi Direct software. </text:span><text:span text:style-name="T4">“</text:span><text:span text:style-name="T2">User Interface App (UI)” is an application which should be designed by customer for their product. UI should use the iwpriv application to get / set whole the P2P information from/to the Realtek Wi-Fi driver.</text:span></text:p>
        <text:p text:style-name="P2"/>
        <text:p text:style-name="P1"><text:a xlink:type="simple" xlink:href="http://linux.about.com/library/cmd/blcmdl8_iwpriv.htm"><text:span text:style-name="T1">Iwpriv</text:span></text:a><text:span text:style-name="T1"> application is available in the wpa_supplicant_hostapd folder and we also provide the porting guide under document folder. </text:span><text:line-break/><text:span text:style-name="T1"><text:line-break/></text:span><text:line-break/><text:span text:style-name="T1">(Please refer to the </text:span><text:a xlink:type="simple" xlink:href="ftp://ftp.rebootcomputers.ca/RTL8188C_8192C_8192D_USB_linux_v3.3.0_2971.20111128/document/Wireless_tools_porting_guide.pdf"><text:span text:style-name="T1">Wireless_tools_porting_guide.pdf</text:span></text:a><text:span text:style-name="T1">) </text:span><text:span text:style-name="T2">Of course, the UI can use the iwpriv application to issue the P2P information to driver based on the Wi-Fi Direct APIs described in this document. </text:span></text:p>
        <text:p text:style-name="P1"/>
        <table:table table:name="Table1" table:style-name="Table1">
          <table:table-column table:style-name="Table1.A"/>
          <table:table-row>
            <table:table-cell table:style-name="Table1.A1" office:value-type="string">
              <text:p text:style-name="P7"><draw:a xlink:type="simple" xlink:href="http://3.bp.blogspot.com/-e1LcVZ1CE0s/TxGnBSWMBXI/AAAAAAAAAGU/dalu2rx3OYw/s1600/WiFi+Direct.jpg"><draw:frame draw:style-name="fr1" draw:name="graphics1" text:anchor-type="as-char" svg:width="16.933cm" svg:height="12.171cm" draw:z-index="0"><draw:image xlink:href="http://3.bp.blogspot.com/-e1LcVZ1CE0s/TxGnBSWMBXI/AAAAAAAAAGU/dalu2rx3OYw/s640/WiFi+Direct.jpg" xlink:type="simple" xlink:show="embed" xlink:actuate="onLoad"/></draw:frame></draw:a></text:p>
            </table:table-cell>
          </table:table-row>
          <table:table-row>
            <table:table-cell table:style-name="Table1.A1" office:value-type="string">
              <text:p text:style-name="P8"><text:span text:style-name="T5">Figure 1:</text:span> Software Architecture for Realtek Linux Wi-Fi Direct </text:p>
            </table:table-cell>
          </table:table-row>
        </table:table>
        <text:p text:style-name="P3">wpa_cli and wpa_supplicant are the standard application to handle whole the 802.11 station mode connection. Hostapd and hostapd_cli are also the standard application to handle whole the 802.11 AP mode connections.</text:p>
        <text:p text:style-name="P2"/>
        <text:p text:style-name="P2">In usual, there are 4 stages in the Wi-Fi Direct scenario. </text:p>
        <text:p text:style-name="P2"/>
        <text:p text:style-name="P2"><text:soft-page-break/>1. “Device Discovery” </text:p>
        <text:p text:style-name="P2">2. “Provision Discovery” </text:p>
        <text:p text:style-name="P2">3. “Group Formation” </text:p>
        <text:p text:style-name="P2">4. “Provisioning” </text:p>
        <text:p text:style-name="P2"/>
        <text:p text:style-name="P2">The following picture will provide the overall concept for Wi-Fi Direct functionality and it will also contain these 4 stages described above. </text:p>
        <text:p text:style-name="P2"/>
        <table:table table:name="Table2" table:style-name="Table2">
          <table:table-column table:style-name="Table2.A"/>
          <table:table-row>
            <table:table-cell table:style-name="Table2.A1" office:value-type="string">
              <text:p text:style-name="P7"><draw:a xlink:type="simple" xlink:href="http://4.bp.blogspot.com/-LYOtUmZd0No/TxGna02iPEI/AAAAAAAAAGc/VGc9-fKZLr8/s1600/Direct+Overview.jpg"><draw:frame draw:style-name="fr1" draw:name="graphics2" text:anchor-type="as-char" svg:width="10.583cm" svg:height="9.525cm" draw:z-index="1"><draw:image xlink:href="http://4.bp.blogspot.com/-LYOtUmZd0No/TxGna02iPEI/AAAAAAAAAGc/VGc9-fKZLr8/s400/Direct+Overview.jpg" xlink:type="simple" xlink:show="embed" xlink:actuate="onLoad"/></draw:frame></draw:a></text:p>
            </table:table-cell>
          </table:table-row>
          <table:table-row>
            <table:table-cell table:style-name="Table2.A1" office:value-type="string">
              <text:p text:style-name="P8"><text:span text:style-name="T5">Figure 2:</text:span> Wi-Fi Direct Overview</text:p>
            </table:table-cell>
          </table:table-row>
        </table:table>
        <text:p text:style-name="P2"/>
        <text:p text:style-name="P2"><text:span text:style-name="T5">Figure 2</text:span> describes the basic Wi-Fi Direct scenario and this document will use this figure to explanation the Wi-Fi Direct functionality and APIs. </text:p>
        <text:p text:style-name="P4"/>
        <text:p text:style-name="P4">1. Enable P2P </text:p>
        <text:p text:style-name="P2">In this case, there are two Wi-Fi devices which both support the Wi-Fi Direct </text:p>
        <text:p text:style-name="P2">functionality. We can use the iwpriv to enable the Wi-Fi Direct function of Realtek Wi-Fi driver (enable P2P). </text:p>
        <text:p text:style-name="P2"/>
        <text:p text:style-name="P5">#&gt; iwpriv wlan0 p2p_set enable=n </text:p>
        <text:p text:style-name="P1"><text:span text:style-name="T6">“</text:span><text:span text:style-name="T7">wlan0” </text:span><text:span text:style-name="T1">is the network interface for Realtek Wi-Fi device on the system. </text:span></text:p>
        <text:p text:style-name="P2"/>
        <text:p text:style-name="P1"><text:span text:style-name="T6">“</text:span><text:span text:style-name="T7">p2p_set”</text:span><text:span text:style-name="T1"> command is used to pass the settings information to the driver. </text:span></text:p>
        <text:p text:style-name="P2"/>
        <text:p text:style-name="P1"><text:span text:style-name="T6">“</text:span><text:span text:style-name="T7">enable”</text:span><text:span text:style-name="T1"> is the actual command to tell the driver which information the application is trying to set. “n” is a number to set the P2P functionality. </text:span></text:p>
        <text:p text:style-name="P2"/>
        <text:p text:style-name="P1"><text:span text:style-name="T6">“</text:span><text:span text:style-name="T7">n=0”</text:span><text:span text:style-name="T1"> means to disable the P2P functionality </text:span></text:p>
        <text:p text:style-name="P2">Ex: #&gt; iwpriv wlan0 p2p_set enable=0 </text:p>
        <text:p text:style-name="P2"/>
        <text:p text:style-name="P1"><text:span text:style-name="T6">“</text:span><text:span text:style-name="T7">n=1” </text:span><text:span text:style-name="T1">means to turn the P2P functionality on and the Wi-Fi driver will be the P2P device mode. </text:span></text:p>
        <text:p text:style-name="P2"/>
        <text:p text:style-name="P5"><text:soft-page-break/>Ex: #&gt; iwpriv wlan0 p2p_set enable=1 </text:p>
        <text:p text:style-name="P1"><text:span text:style-name="T6">“</text:span><text:span text:style-name="T7">n=2”</text:span><text:span text:style-name="T1"> means to turn the P2P functionality on and the Wi-Fi driver will be the </text:span></text:p>
        <text:p text:style-name="P2">P2P client mode. </text:p>
        <text:p text:style-name="P2"/>
        <text:p text:style-name="P5">Ex: #&gt; iwpriv wlan0 p2p_set enable=2 </text:p>
        <text:p text:style-name="P1"><text:span text:style-name="T6">“</text:span><text:span text:style-name="T7">n=3”</text:span><text:span text:style-name="T1"> means to turn the P2P functionality on and the Wi-Fi driver will be the </text:span></text:p>
        <text:p text:style-name="P2">P2P group owner mode. </text:p>
        <text:p text:style-name="P2"/>
        <text:p text:style-name="P2"><text:span text:style-name="T6">Ex: #&gt; iwpriv wlan0 p2p_set enable=3</text:span> </text:p>
        <text:p text:style-name="P1"><text:span text:style-name="T6">“</text:span><text:span text:style-name="T7">n”</text:span><text:span text:style-name="T1"> had been defined in the </text:span><text:span text:style-name="T7">P2P.h</text:span><text:span text:style-name="T1"> file of the document folder. This document also copies that definition here for the reference.</text:span></text:p>
        <text:p text:style-name="P2"/>
        <text:p text:style-name="P5">enum P2P_ENABLEINFO { </text:p>
        <text:p text:style-name="P5">P2P_DISABLE = 0, </text:p>
        <text:p text:style-name="P5">P2P_ENABLE_WITH_DEVICE = 1, </text:p>
        <text:p text:style-name="P5">P2P_ENABLE_WITH_CLIENT = 2, </text:p>
        <text:p text:style-name="P5">P2P_ENABLE_WITH_GO = 3, </text:p>
        <text:p text:style-name="P5">}; </text:p>
        <text:p text:style-name="P4"/>
        <text:p text:style-name="P4">2. Scanning P2P Device </text:p>
        <text:p text:style-name="P2">After enabling the P2P functionality of the Wi-Fi driver, the P2P device1 got to find out how many other P2P devices exist in the environment. The UI can do the scan via wpa_supplicant or iwlist command. </text:p>
        <text:p text:style-name="P2"/>
        <text:p text:style-name="P2">For wpa_supplicant: </text:p>
        <text:p text:style-name="P2"/>
        <text:p text:style-name="P2"><text:span text:style-name="T6">Ex: #&gt; wpa_cli scan //</text:span> Ask wpa_supplicant to do the scanning </text:p>
        <text:p text:style-name="P2"/>
        <text:p text:style-name="P2"><text:span text:style-name="T6">Ex: #&gt; wpa_cli scan_results //</text:span> Get the scanning result </text:p>
        <text:p text:style-name="P2"/>
        <text:p text:style-name="P2">For <text:span text:style-name="T6">iwlist</text:span>: </text:p>
        <text:p text:style-name="P5"/>
        <text:p text:style-name="P2"><text:span text:style-name="T6">Ex: #&gt; iwlist wlan0 scan//</text:span> Issue the scanning request to driver and result the scanning result. </text:p>
        <text:p text:style-name="P2"/>
        <text:p text:style-name="P2">When enabling the P2P functionality of the Wi-Fi driver, the Wi-Fi driver will just provide the device lists which support the Wi-Fi Direct. If the UI wants to list all the 802.11 network when doing the scanning, the UI can use the <text:span text:style-name="T6">“iwpriv wlan0 p2p_set enable=0”</text:span> command to disable the P2P functionality and re-do the scanning. </text:p>
        <text:p text:style-name="P4"/>
        <text:p text:style-name="P4">3. Provision Discovery </text:p>
        <text:p text:style-name="P2">The purpose for the provision discovery is to get the WPS Pin Code or WPS push button for the following WPS procedure. </text:p>
        <text:p text:style-name="P2"/>
        <text:p text:style-name="P1"><text:span text:style-name="T6">“</text:span><text:span text:style-name="T7">prov_disc”</text:span><text:span text:style-name="T1"> is the command to start the provision procedure. </text:span></text:p>
        <text:p text:style-name="P2"/>
        <text:p text:style-name="P1">“<text:span text:style-name="T1">00:11:22:33:44:55” is the MAC address of peer P2P device (P2P Device2 in the </text:span><text:span text:style-name="T3">Figure 2</text:span><text:span text:style-name="T1">) which you want to get the WPS information. “_” is a connector. </text:span></text:p>
        <text:p text:style-name="P2"/>
        <text:p text:style-name="P1"><text:span text:style-name="T6">“</text:span><text:span text:style-name="T7">display”</text:span><text:span text:style-name="T1"> means the peer P2P device should display its PIN CODE on its screen and the user should key-in this PIN CODE on the local P2P device (P2P Device1 </text:span><text:soft-page-break/><text:span text:style-name="T1">in </text:span><text:span text:style-name="T3">Figure 1</text:span><text:span text:style-name="T1">). </text:span><text:span text:style-name="T7">“keypad”</text:span><text:span text:style-name="T1"> means the local P2P device should display its PIN CODE on its screen and the user should key-in this PIN CODE on the peer P2P device. “pbc” means these two P2P device will use the WPS push button for the following WPS procedure. “label” means the user should read the PIN CODE from the label of peer P2P device and key-in this PIN CODE of this label on the local P2P device. And now, both local P2P device and peer P2P device had got the PIN CODE or PBC and should be ready to form an 802.11 network. </text:span></text:p>
        <text:p text:style-name="P2"/>
        <text:p text:style-name="P5">Ex: #&gt; iwpriv wlan0 p2p_set prov_disc=00:11:22:33:44:55_display </text:p>
        <text:p text:style-name="P5"/>
        <text:p text:style-name="P5">Ex: #&gt; iwpriv wlan0 p2p_set prov_disc=00:11:22:33:44:55_keypad </text:p>
        <text:p text:style-name="P5"/>
        <text:p text:style-name="P5">Ex: #&gt; iwpriv wlan0 p2p_set prov_disc=00:11:22:33:44:55_pbc </text:p>
        <text:p text:style-name="P5"/>
        <text:p text:style-name="P5">Ex: #&gt; iwpriv wlan0 p2p_set prov_disc=00:11:22:33:44:55_label </text:p>
        <text:p text:style-name="P2"/>
        <text:p text:style-name="P2">After getting the WPS PIN CODE or PBC, the UI should use the <text:span text:style-name="T6">“got_wpsinfo”</text:span> command to inform the Wi-Fi driver for this. </text:p>
        <text:p text:style-name="P2"/>
        <text:p text:style-name="P1"><text:span text:style-name="T6">“</text:span><text:span text:style-name="T7">got_wpsinfo=1”</text:span><text:span text:style-name="T1"> means the UI got the WPS PIN CODE from peer P2P device’s screen or label and uses key-in this PIN CODE on the local P2P device. </text:span></text:p>
        <text:p text:style-name="P2"/>
        <text:p text:style-name="P1"><text:span text:style-name="T6">“</text:span><text:span text:style-name="T7">got_wpsinfo=2”</text:span><text:span text:style-name="T1"> means the PIN CODE is displayed from the local P2P device and user had key-in this PIN CODE on the peer P2P device. </text:span></text:p>
        <text:p text:style-name="P2"/>
        <text:p text:style-name="P1"><text:span text:style-name="T6">“</text:span><text:span text:style-name="T7">got_wpsinfo=3”</text:span><text:span text:style-name="T1"> means the UI got the WPS PBC. </text:span></text:p>
        <text:p text:style-name="P5"/>
        <text:p text:style-name="P5">Ex: #&gt; iwpriv wlan0 p2p_set got_wpsinfo=1 </text:p>
        <text:p text:style-name="P5"/>
        <text:p text:style-name="P5">Ex: #&gt; iwpriv wlan0 p2p_set got_wpsinfo=2 </text:p>
        <text:p text:style-name="P5"/>
        <text:p text:style-name="P2"><text:span text:style-name="T6">Ex: #&gt; iwpriv wlan0 p2p_set got_wpsinfo=3</text:span> </text:p>
        <text:p text:style-name="P2"/>
        <text:p text:style-name="P2">The P2P.h file also defined the value and meaning for the “got_wpsinfo” command. </text:p>
        <text:p text:style-name="P2"/>
        <text:p text:style-name="P5">enum P2P_WPSINFO { </text:p>
        <text:p text:style-name="P5">P2P_NO_WPSINFO = 0, </text:p>
        <text:p text:style-name="P5">P2P_GOT_WPSINFO_PEER_DISPLAY_PIN = 1, </text:p>
        <text:p text:style-name="P5">P2P_GOT_WPSINFO_SELF_DISPLAY_PIN = 2, </text:p>
        <text:p text:style-name="P5">P2P_GOT_WPSINFO_PBC = 3, </text:p>
        <text:p text:style-name="P2"><text:span text:style-name="T6">};</text:span> </text:p>
        <text:p text:style-name="P2"/>
        <text:p text:style-name="P2">On the P2P device2 side of <text:span text:style-name="T5">Figure 2</text:span>, it can use the <text:span text:style-name="T6">“status”</text:span> command to check the current P2P state. If the status string is the “Status=08”, it means the driver received the provision discovery request from certain P2P device. At this moment, the UI should use the “req_cm” command to know which WPS method the certain P2P device is purpose to do. </text:p>
        <text:p text:style-name="P2"/>
        <text:p text:style-name="P5">Ex: #&gt; iwpriv wlan0 p2p_get req_cm </text:p>
        <text:p text:style-name="P2"/>
        <text:p text:style-name="P2">Return String:</text:p>
        <text:p text:style-name="P2"><text:soft-page-break/></text:p>
        <text:p text:style-name="P5">CM=dis</text:p>
        <text:p text:style-name="P2">or</text:p>
        <text:p text:style-name="P5">CM=lab</text:p>
        <text:p text:style-name="P2">or</text:p>
        <text:p text:style-name="P5">CM=pbc</text:p>
        <text:p text:style-name="P2">or</text:p>
        <text:p text:style-name="P5">CM=pad </text:p>
        <text:p text:style-name="P2"/>
        <text:p text:style-name="P2">If the return string is “<text:span text:style-name="T6">CM=dis</text:span>”, it means the peer P2P device want to this P2P device to show up the PIN CODE on the local screen so that the user can key-in this PIN CODE on the peer P2P device.</text:p>
        <text:p text:style-name="P2"/>
        <text:p text:style-name="P2">If the return string is <text:span text:style-name="T6">“CM=lab”</text:span>, it means the peer P2P device want to use the PIN CODE printed on the label of this P2P device and user can key-in this PIN CODE on the peer P2P device. If the return string is “CM=pbc”, it means the peer P2P device wants to use the PBC for the following WPS procedure.</text:p>
        <text:p text:style-name="P2"/>
        <text:p text:style-name="P2">If the return string is <text:span text:style-name="T6">“CM=pad”</text:span>, it means the peer P2P device will show its PIN CODE on the peer P2P device side and the user should key-in this PIN CODE on the local P2P device.</text:p>
        <text:p text:style-name="P4"/>
        <text:p text:style-name="P4">4. Start Group Negotiation </text:p>
        <text:p text:style-name="P2">In the Wi-Fi Direct scenario, one of the P2P devices will become a group owner (SoftAP) and the other P2P device will become an 802.11 client to connect to the SoftAP. The stage4 “Start Group Negotiation” is the procedure to determine which P2P device should be the group owner/client.</text:p>
        <text:p text:style-name="P2"/>
        <text:p text:style-name="P1"><text:span text:style-name="T6">“</text:span><text:span text:style-name="T7">intent”</text:span><text:span text:style-name="T1"> is a value from 0 ~ 15. This value will provide the degree information to want to be the group owner. </text:span><text:span text:style-name="T7">“intent=15”</text:span><text:span text:style-name="T1"> means this Wi-Fi driver must be the group owner. The default intent value is 1 and this default value will be assigned by enabling the P2P functionality. </text:span></text:p>
        <text:p text:style-name="P2"/>
        <text:p text:style-name="P2"><text:span text:style-name="T6">Ex: #&gt; iwpriv wlan0 p2p_set intent=n</text:span> </text:p>
        <text:p text:style-name="P2"/>
        <text:p text:style-name="P2">Beside the intent value, the UI should determine the SSID which will be used when this P2P device becomes the group owner with SoftAP functionality in the future. After UI determine the SSID, the UI should pass that SSID to the driver by using the ssid command. This information must be passed to driver before calling the “nego” command. </text:p>
        <text:p text:style-name="P2"/>
        <text:p text:style-name="P5">Ex: #&gt; iwpriv wlan0 p2p_set ssid=SsidString </text:p>
        <text:p text:style-name="P2"/>
        <text:p text:style-name="P1"><text:span text:style-name="T6">“</text:span><text:span text:style-name="T7">nego”</text:span><text:span text:style-name="T1"> command will inform the Wi-Fi driver to perform the group negotiation procedure. </text:span></text:p>
        <text:p text:style-name="P2"/>
        <text:p text:style-name="P2"><text:span text:style-name="T6">Ex: #&gt; iwpriv wlan0 p2p_set nego=00:11:22:33:44:55</text:span> </text:p>
        <text:p text:style-name="P2"/>
        <text:p text:style-name="P2">In <text:span text:style-name="T5">Figure 2</text:span>, the P2P Device2 is using the <text:span text:style-name="T6">“status”</text:span> and <text:span text:style-name="T6">“role”</text:span> commands to monitor the P2P state machine so that the UI of P2P Device2 just is able to know what kinds of information the P2P Device1 sent. </text:p>
        <text:p text:style-name="P2"/>
        <text:p text:style-name="P5"><text:soft-page-break/>Ex: #&gt; iwpriv wlan0 p2p_get status </text:p>
        <text:p text:style-name="P2">Return string : </text:p>
        <text:p text:style-name="P5"/>
        <text:p text:style-name="P2"><text:span text:style-name="T6">Status=02</text:span> </text:p>
        <text:p text:style-name="P2">or</text:p>
        <text:p text:style-name="P2"><text:span text:style-name="T6">Status=10</text:span> </text:p>
        <text:p text:style-name="P2"/>
        <text:p text:style-name="P5">Ex: #&gt; iwpriv wlan0 p2p_get role </text:p>
        <text:p text:style-name="P2"/>
        <text:p text:style-name="P2">Return string: <text:span text:style-name="T6">Role=01</text:span> </text:p>
        <text:p text:style-name="P2"/>
        <text:p text:style-name="P2">The following two enum are the definition for the “status” and “role” commands. </text:p>
        <text:p text:style-name="P2"/>
        <text:p text:style-name="P5">enum P2P_STATE { </text:p>
        <text:p text:style-name="P5">P2P_STATE_NONE = 0, // P2P disable </text:p>
        <text:p text:style-name="P5">P2P_STATE_IDLE = 1, // P2P had enabled and do nothing</text:p>
        <text:p text:style-name="P5">P2P_STATE_LISTEN = 2, // In pure listen state </text:p>
        <text:p text:style-name="P5">P2P_STATE_SCAN = 3, // In scan phase </text:p>
        <text:p text:style-name="P5">P2P_STATE_FIND_PHASE_LISTEN = 4, // In the listen state of find phase </text:p>
        <text:p text:style-name="P5">P2P_STATE_FIND_PHASE_SEARCH = 5, // In the search state of find phase </text:p>
        <text:p text:style-name="P5">P2P_STATE_TX_PROVISION_DIS_REQ = 6,// In P2P provisioning discovery </text:p>
        <text:p text:style-name="P5">P2P_STATE_RX_PROVISION_DIS_RSP = 7, </text:p>
        <text:p text:style-name="P5">P2P_STATE_RX_PROVISION_DIS_REQ = 8, </text:p>
        <text:p text:style-name="P5">P2P_STATE_GONEGO_ING = 9, // Doing the group owner negoitation handshake </text:p>
        <text:p text:style-name="P5">P2P_STATE_GONEGO_OK = 10, // finish the group negoitation handshake with success </text:p>
        <text:p text:style-name="P5">P2P_STATE_GONEGO_FAIL = 11,// finish the group negoitation handshake with failure </text:p>
        <text:p text:style-name="P5">P2P_STATE_RECV_INVITE_REQ = 12,// receiving the P2P Inviation request </text:p>
        <text:p text:style-name="P5">P2P_STATE_PROVISIONING_ING = 13, // Doing the P2P WPS </text:p>
        <text:p text:style-name="P5">P2P_STATE_PROVISIONING_DONE = 14, // Finish the P2P WPS </text:p>
        <text:p text:style-name="P5">}; </text:p>
        <text:p text:style-name="P5">enum P2P_ROLE { </text:p>
        <text:p text:style-name="P5">P2P_ROLE_DISABLE = 0, </text:p>
        <text:p text:style-name="P5">P2P_ROLE_DEVICE = 1, </text:p>
        <text:p text:style-name="P5">P2P_ROLE_CLIENT = 2, </text:p>
        <text:p text:style-name="P5">P2P_ROLE_GO = 3 </text:p>
        <text:p text:style-name="P5">}; </text:p>
        <text:p text:style-name="P5"/>
        <text:p text:style-name="P2">For example, the UI of P2P Device2 will get the <text:span text:style-name="T6">“Status=08”</text:span> when the P2P Device1 proceeds the Provision Discovery procedure.</text:p>
        <text:p text:style-name="P2"/>
        <text:p text:style-name="P1"><text:span text:style-name="T6">“</text:span><text:span text:style-name="T7">State=10”</text:span><text:span text:style-name="T1"> means the group negotiation procedure is finished with success.</text:span></text:p>
        <text:p text:style-name="P1"><text:span text:style-name="T6">“</text:span><text:span text:style-name="T7">State=11”</text:span><text:span text:style-name="T1"> means the group negotiation procedure is finished with failure. </text:span></text:p>
        <text:p text:style-name="P2"/>
        <text:p text:style-name="P2">After the P2P Device1 and P2P Device2 found the group negotiation finished, they can use the “role” command to know the role they should play in the following operation. </text:p>
        <text:p text:style-name="P2"/>
        <text:p text:style-name="P2"><text:span text:style-name="T6">Ex: #&gt; iwpriv wlan0 p2p_get role</text:span> </text:p>
        <text:p text:style-name="P2">Return string: <text:span text:style-name="T6">Role=02 </text:span></text:p>
        <text:p text:style-name="P2"><text:soft-page-break/></text:p>
        <text:p text:style-name="P2">If the return string is <text:span text:style-name="T6">“Role=02”</text:span>, it means this P2P device should play the 802.11 client role in the following operation. The UI should launch wpa_supplicant to perform the WPS procedure with the peer P2P device. </text:p>
        <text:p text:style-name="P2"/>
        <text:p text:style-name="P2">If the return string is <text:span text:style-name="T6">“Role=03”</text:span>, it means this P2P device should be the 802.11 </text:p>
        <text:p text:style-name="P2">AP role in the following operation. The UI should launch the hostapd to enable the SoftAP functionality and enable the WPS procedure. </text:p>
        <text:p text:style-name="P4"/>
        <text:p text:style-name="P4">5. Proceed the WPS </text:p>
        <text:p text:style-name="P2">After confirming the role for both P2P Device1 and P2P Device2, the P2P device which got the <text:span text:style-name="T6">“Role=02”</text:span> should launch the wpa_supplicant in the background and use the wpa_cli with PIN CODE or PBC to perform the WPS procedure. </text:p>
        <text:p text:style-name="P2"/>
        <text:p text:style-name="P1"><text:span text:style-name="T1">In the same word, the P2P device which got the </text:span><text:span text:style-name="T7">“Role=03”</text:span><text:span text:style-name="T1"> should launch the hostapd in the background and use the hostapd_cli with PIN CODE or PBC to perform the WPS procedure. (Please refer to </text:span><text:a xlink:type="simple" xlink:href="http://www.google.com.au/search?ix=seb&amp;sourceid=chrome&amp;ie=UTF-8&amp;q=Quick_Start_Guide_for_SoftAP.pdf"><text:span text:style-name="T1">Quick_Start_Guide_for_SoftAP.pdf</text:span></text:a><text:span text:style-name="T1"> for further information.) </text:span></text:p>
        <text:p text:style-name="P4"/>
        <text:p text:style-name="P4">6. DHCP </text:p>
        <text:p text:style-name="P2">The Wi-Fi Direct Specification required that the P2P device which becomes the group owner should also provide the DHCP server application in their system. The DHCP server should be launched and be ready to provide the IP address to the DHCP client. The specification also required that the P2P device which becomes the P2P client should launch the DHCP client application to acquire the IP address from the P2P group owner after the wpa_supplicant established the 802.11 connection with AP successfully.</text:p>
        <text:p text:style-name="P2"/>
        <text:p text:style-name="P4">Realtek Drivers (Linux / Win / Mac)</text:p>
        <text:p text:style-name="P2"/>
        <text:p text:style-name="P1"><text:a xlink:type="simple" xlink:href="http://www.realtek.com/products/productsView.aspx?Langid=1&amp;PNid=21&amp;PFid=48&amp;Level=5&amp;Conn=4" office:target-frame-name="_blank" xlink:show="new"><text:span text:style-name="T1">RTL8192DE-VC</text:span></text:a></text:p>
        <text:p text:style-name="P1"><text:a xlink:type="simple" xlink:href="http://www.realtek.com/products/productsView.aspx?Langid=1&amp;PNid=21&amp;PFid=48&amp;Level=5&amp;Conn=4" office:target-frame-name="_blank" xlink:show="new"><text:span text:style-name="T1">RTL8192DU-VC</text:span></text:a></text:p>
        <text:p text:style-name="P1"><text:a xlink:type="simple" xlink:href="http://www.realtek.com/products/productsView.aspx?Langid=1&amp;PNid=21&amp;PFid=48&amp;Level=5&amp;Conn=4"><text:span text:style-name="T1">RTL8188CE </text:span></text:a></text:p>
        <text:p text:style-name="P1"><text:a xlink:type="simple" xlink:href="http://www.realtek.com/products/productsView.aspx?Langid=1&amp;PNid=21&amp;PFid=48&amp;Level=5&amp;Conn=4"><text:span text:style-name="T1">RTL8188CE-VAU</text:span></text:a></text:p>
        <text:p text:style-name="P1"><text:a xlink:type="simple" xlink:href="http://www.realtek.com/products/productsView.aspx?Langid=1&amp;PNid=21&amp;PFid=48&amp;Level=5&amp;Conn=4"><text:span text:style-name="T1">RTL8188CUS</text:span></text:a></text:p>
        <text:p text:style-name="P1"><text:a xlink:type="simple" xlink:href="http://www.realtek.com/products/productsView.aspx?Langid=1&amp;PNid=21&amp;PFid=48&amp;Level=5&amp;Conn=4"><text:span text:style-name="T1">RTL8188SU</text:span></text:a></text:p>
        <text:p text:style-name="P1"><text:a xlink:type="simple" xlink:href="http://www.realtek.com/products/productsView.aspx?Langid=1&amp;PNid=21&amp;PFid=48&amp;Level=5&amp;Conn=4"><text:span text:style-name="T1">RTL8188RE</text:span></text:a></text:p>
        <text:p text:style-name="P1"><text:a xlink:type="simple" xlink:href="http://www.realtek.com/products/productsView.aspx?Langid=1&amp;PNid=21&amp;PFid=48&amp;Level=5&amp;Conn=4"><text:span text:style-name="T1">RTL8188RU</text:span></text:a></text:p>
        <text:p text:style-name="P1"><text:a xlink:type="simple" xlink:href="http://www.realtek.com/products/productsView.aspx?Langid=1&amp;PNid=21&amp;PFid=48&amp;Level=5&amp;Conn=4"><text:span text:style-name="T1">RTL8191RE</text:span></text:a></text:p>
        <text:p text:style-name="P1"><text:a xlink:type="simple" xlink:href="http://www.realtek.com/products/productsView.aspx?Langid=1&amp;PNid=21&amp;PFid=48&amp;Level=5&amp;Conn=4"><text:span text:style-name="T1">RTL8191SE-VA2</text:span></text:a></text:p>
        <text:p text:style-name="P1"><text:a xlink:type="simple" xlink:href="http://www.realtek.com/products/productsView.aspx?Langid=1&amp;PNid=21&amp;PFid=48&amp;Level=5&amp;Conn=4"><text:span text:style-name="T1">RTL8191SU</text:span></text:a></text:p>
        <text:p text:style-name="P1"><text:a xlink:type="simple" xlink:href="http://www.realtek.com/products/productsView.aspx?Langid=1&amp;PNid=21&amp;PFid=48&amp;Level=5&amp;Conn=4"><text:span text:style-name="T1">RTL8192CE-VA4</text:span></text:a></text:p>
        <text:p text:style-name="P1"><text:a xlink:type="simple" xlink:href="http://www.realtek.com/products/productsView.aspx?Langid=1&amp;PNid=21&amp;PFid=48&amp;Level=5&amp;Conn=4"><text:span text:style-name="T1">RTL8192CU</text:span></text:a></text:p>
        <text:p text:style-name="P1"><text:a xlink:type="simple" xlink:href="http://www.realtek.com/products/productsView.aspx?Langid=1&amp;PNid=21&amp;PFid=48&amp;Level=5&amp;Conn=4"><text:span text:style-name="T1">RTL8192SE</text:span></text:a></text:p>
        <text:p text:style-name="P1"><text:a xlink:type="simple" xlink:href="http://www.realtek.com/products/productsView.aspx?Langid=1&amp;PNid=21&amp;PFid=48&amp;Level=5&amp;Conn=4"><text:span text:style-name="T1">RTL8192SU</text:span></text:a></text:p>
        <text:p text:style-name="P1"><text:a xlink:type="simple" xlink:href="http://www.realtek.com/products/productsView.aspx?Langid=1&amp;PNid=21&amp;PFid=48&amp;Level=5&amp;Conn=4"><text:span text:style-name="T1">RTL8187L</text:span></text:a></text:p>
        <text:p text:style-name="P1"><text:a xlink:type="simple" xlink:href="http://www.realtek.com/products/productsView.aspx?Langid=1&amp;PNid=21&amp;PFid=48&amp;Level=5&amp;Conn=4"><text:span text:style-name="T1">RTL8187B</text:span></text:a><text:line-break/><text:a xlink:type="simple" xlink:href="http://www.realtek.com/products/productsView.aspx?Langid=1&amp;PNid=21&amp;PFid=48&amp;Level=5&amp;Conn=4"><text:span text:style-name="T1">RTL8188C</text:span></text:a><text:line-break/><text:a xlink:type="simple" xlink:href="http://www.realtek.com/products/productsView.aspx?Langid=1&amp;PNid=21&amp;PFid=48&amp;Level=5&amp;Conn=4"><text:span text:style-name="T1">RTL8192C</text:span></text:a><text:line-break/><text:a xlink:type="simple" xlink:href="http://www.realtek.com/products/productsView.aspx?Langid=1&amp;PNid=21&amp;PFid=48&amp;Level=5&amp;Conn=4"><text:span text:style-name="T1">RTL8192D</text:span></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il Patlamane</meta:initial-creator>
    <meta:creation-date>2016-07-11T12:24:35</meta:creation-date>
    <dc:date>2016-07-11T12:25:26</dc:date>
    <dc:creator>Sunil Patlamane</dc:creator>
    <meta:editing-duration>P0D</meta:editing-duration>
    <meta:editing-cycles>1</meta:editing-cycles>
    <meta:document-statistic meta:table-count="2" meta:image-count="2" meta:object-count="0" meta:page-count="7" meta:paragraph-count="155" meta:word-count="1907" meta:character-count="11605" meta:non-whitespace-character-count="9730"/>
    <meta:generator>LibreOffice/3.5$Linux_x86 LibreOffice_project/350m1$Build-2</meta:generator>
  </office:meta>
</office:document-meta>
</file>